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able_20_Contents">
      <style:paragraph-properties fo:text-align="end" style:justify-single-word="false"/>
      <style:text-properties officeooo:rsid="000550c6" officeooo:paragraph-rsid="000550c6"/>
    </style:style>
    <style:style style:name="P2" style:family="paragraph" style:parent-style-name="Table_20_Contents">
      <style:paragraph-properties fo:text-align="end" style:justify-single-word="false"/>
      <style:text-properties officeooo:rsid="000550c6" officeooo:paragraph-rsid="001247a5"/>
    </style:style>
    <style:style style:name="P3" style:family="paragraph" style:parent-style-name="Table_20_Contents">
      <style:text-properties fo:font-weight="bold" officeooo:rsid="000550c6" officeooo:paragraph-rsid="000550c6" style:font-weight-asian="bold" style:font-weight-complex="bold"/>
    </style:style>
    <style:style style:name="P4" style:family="paragraph" style:parent-style-name="Table_20_Contents">
      <style:text-properties style:text-underline-style="solid" style:text-underline-width="auto" style:text-underline-color="font-color" fo:font-weight="normal" officeooo:rsid="000550c6" officeooo:paragraph-rsid="001247a5" style:font-weight-asian="normal" style:font-weight-complex="normal"/>
    </style:style>
    <style:style style:name="P5" style:family="paragraph" style:parent-style-name="Standard">
      <style:text-properties officeooo:rsid="000550c6" officeooo:paragraph-rsid="000550c6"/>
    </style:style>
    <style:style style:name="P6" style:family="paragraph" style:parent-style-name="Standard">
      <style:text-properties officeooo:rsid="000653d9" officeooo:paragraph-rsid="000653d9"/>
    </style:style>
    <style:style style:name="P7" style:family="paragraph" style:parent-style-name="Table_20_Contents">
      <style:text-properties fo:font-size="8pt" style:font-size-asian="8pt" style:font-size-complex="8pt"/>
    </style:style>
    <style:style style:name="P8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9" style:family="paragraph" style:parent-style-name="Table_20_Contents">
      <style:text-properties fo:font-size="8pt" officeooo:rsid="00129cb4" officeooo:paragraph-rsid="00129cb4" style:font-size-asian="8pt" style:font-size-complex="8pt"/>
    </style:style>
    <style:style style:name="P10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11" style:family="paragraph" style:parent-style-name="Table_20_Contents">
      <style:text-properties fo:font-weight="bold" officeooo:rsid="000550c6" officeooo:paragraph-rsid="00129cb4" style:font-weight-asian="bold" style:font-weight-complex="bold"/>
    </style:style>
    <style:style style:name="T1" style:family="text">
      <style:text-properties officeooo:rsid="000653d9"/>
    </style:style>
    <style:style style:name="T2" style:family="text">
      <style:text-properties officeooo:rsid="00083fe8"/>
    </style:style>
    <style:style style:name="T3" style:family="text">
      <style:text-properties officeooo:rsid="000bde6f"/>
    </style:style>
    <style:style style:name="T4" style:family="text">
      <style:text-properties officeooo:rsid="000e84e8"/>
    </style:style>
    <style:style style:name="T5" style:family="text">
      <style:text-properties officeooo:rsid="00103fe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Concept Talk <text:span text:style-name="T5">on Mar 31st, 2015 </text:span>- Abstract</text:p>
      <text:p text:style-name="P5"/>
      <text:p text:style-name="P5">Due to novel high-throughput <text:span text:style-name="T1">next-generation </text:span>sequencing <text:span text:style-name="T1">(NGS) </text:span>technolog<text:span text:style-name="T1">ies</text:span>, the sequencing of huge amounts of genetic information has become affordable. <text:span text:style-name="T1">On account of </text:span>this flood of<text:span text:style-name="T1"> </text:span>data, IT costs may become a major obstacle <text:span text:style-name="T1">compared to sequencing costs</text:span>. High-performance compression of genomic data is required to reduce the storage size and transmission costs.</text:p>
      <text:p text:style-name="P5"/>
      <text:p text:style-name="P5"><text:span text:style-name="T1">Concerning this development, </text:span>MPEG is starting a standardization effort in genetic information processing and particularly compression. The <text:span text:style-name="T1">appointed</text:span> ad-hoc group on genome compression has <text:span text:style-name="T1">issued a list of requirements on genome compression (and storage) and furthermore provided </text:span>a publicly available selection of reference data to be used to test existing an<text:span text:style-name="T1">d</text:span> new compression techniques.</text:p>
      <text:p text:style-name="P5"/>
      <text:p text:style-name="P6">In this talk I will present the <text:span text:style-name="T4">current state-of-the-art</text:span> in <text:span text:style-name="T2">the field of </text:span>genome compression and<text:span text:style-name="T3"> first approaches to improve genomic information compress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2" style:family="table">
      <style:table-properties style:width="17.013cm" fo:margin-left="0cm" table:align="left"/>
    </style:style>
    <style:style style:name="Tabelle2.A" style:family="table-column">
      <style:table-column-properties style:column-width="10.901cm"/>
    </style:style>
    <style:style style:name="Tabelle2.B" style:family="table-column">
      <style:table-column-properties style:column-width="2.699cm"/>
    </style:style>
    <style:style style:name="Tabelle2.C" style:family="table-column">
      <style:table-column-properties style:column-width="1.614cm"/>
    </style:style>
    <style:style style:name="Tabelle2.D" style:family="table-column">
      <style:table-column-properties style:column-width="1.799cm"/>
    </style:style>
    <style:style style:name="Tabelle2.A1" style:family="table-cell">
      <style:table-cell-properties fo:padding="0.097cm" fo:border="none"/>
    </style:style>
    <style:style style:name="MP1" style:family="paragraph" style:parent-style-name="Table_20_Contents">
      <style:text-properties fo:font-size="8pt" style:font-size-asian="8pt" style:font-size-complex="8pt"/>
    </style:style>
    <style:style style:name="MP2" style:family="paragraph" style:parent-style-name="Table_20_Contents">
      <style:text-properties fo:font-size="8pt" officeooo:rsid="00129cb4" officeooo:paragraph-rsid="00129cb4" style:font-size-asian="8pt" style:font-size-complex="8pt"/>
    </style:style>
    <style:style style:name="MP3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MP4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order-top="0.06pt solid #000000" fo:border-bottom="none" fo:border-left="none" fo:border-right="none" fo:padding="0.049cm" style:shadow="none" style:dynamic-spacing="true"/>
      </style:footer-style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footer>
        <table:table table:name="Tabelle2" table:style-name="Tabelle2">
          <table:table-column table:style-name="Tabelle2.A"/>
          <table:table-column table:style-name="Tabelle2.B"/>
          <table:table-column table:style-name="Tabelle2.C"/>
          <table:table-column table:style-name="Tabelle2.D"/>
          <table:table-row>
            <table:table-cell table:style-name="Tabelle2.A1" office:value-type="string">
              <text:p text:style-name="MP1"><text:file-name text:display="full">/home/jvoges/Documents/projects/genome_compression/presentations/2015-03-31-Concept_Talk/Abstract.odt</text:file-name></text:p>
            </table:table-cell>
            <table:table-cell table:style-name="Tabelle2.A1" office:value-type="string">
              <text:p text:style-name="MP2">Author: <text:initial-creator>Jan Voges</text:initial-creator></text:p>
            </table:table-cell>
            <table:table-cell table:style-name="Tabelle2.A1" office:value-type="string">
              <text:p text:style-name="MP3"><text:date style:data-style-name="N84" text:date-value="2015-04-15T17:02:05.723926001">2015-04-15</text:date></text:p>
            </table:table-cell>
            <table:table-cell table:style-name="Tabelle2.A1" office:value-type="string">
              <text:p text:style-name="MP4"><text:page-number text:select-page="current">1</text:page-number> / <text:page-count>1</text:page-count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 Voges</meta:initial-creator>
    <meta:creation-date>2015-03-06T12:07:21.202139090</meta:creation-date>
    <dc:date>2015-04-15T17:02:05.682531473</dc:date>
    <dc:creator>Jan Voges</dc:creator>
    <meta:editing-duration>PT1H33M46S</meta:editing-duration>
    <meta:editing-cycles>16</meta:editing-cycles>
    <meta:generator>LibreOffice/4.1.6.2$Linux_X86_64 LibreOffice_project/410m0$Build-2</meta:generator>
    <meta:document-statistic meta:table-count="1" meta:image-count="0" meta:object-count="0" meta:page-count="1" meta:paragraph-count="8" meta:word-count="145" meta:character-count="1078" meta:non-whitespace-character-count="941"/>
  </office:meta>
</office:document-meta>
</file>